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_2" table:style-name="ta1">
        <table:shapes>
          <draw:frame draw:z-index="0" draw:style-name="gr1" draw:text-style-name="P1" svg:width="271.61mm" svg:height="163.36mm" svg:x="87.51mm" svg:y="351.15mm">
            <loext:p draw:notify-on-update-of-ranges="q1_2.A1:q1_2.A1 q1_2.A2:q1_2.A101 q1_2.B1:q1_2.B1 q1_2.B2:q1_2.B101 q1_2.A1:q1_2.A1 q1_2.A2:q1_2.A101 q1_2.C1:q1_2.C1 q1_2.C2:q1_2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rial Speed</text:p>
          </table:table-cell>
          <table:table-cell office:value-type="string" calcext:value-type="string">
            <text:p>Parallel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218344" calcext:value-type="float">
            <text:p>0.218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189707" calcext:value-type="float">
            <text:p>0.189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188533" calcext:value-type="float">
            <text:p>0.188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189354" calcext:value-type="float">
            <text:p>0.189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189667" calcext:value-type="float">
            <text:p>0.189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187456" calcext:value-type="float">
            <text:p>0.187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193115" calcext:value-type="float">
            <text:p>0.193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47" calcext:value-type="float">
            <text:p>0.001647</text:p>
          </table:table-cell>
          <table:table-cell office:value-type="float" office:value="0.189246" calcext:value-type="float">
            <text:p>0.189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.189111" calcext:value-type="float">
            <text:p>0.189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192511" calcext:value-type="float">
            <text:p>0.192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191564" calcext:value-type="float">
            <text:p>0.1915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204649" calcext:value-type="float">
            <text:p>0.2046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998" calcext:value-type="float">
            <text:p>0.005998</text:p>
          </table:table-cell>
          <table:table-cell office:value-type="float" office:value="0.194767" calcext:value-type="float">
            <text:p>0.1947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384" calcext:value-type="float">
            <text:p>0.007384</text:p>
          </table:table-cell>
          <table:table-cell office:value-type="float" office:value="0.180274" calcext:value-type="float">
            <text:p>0.180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0.197626" calcext:value-type="float">
            <text:p>0.197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3505" calcext:value-type="float">
            <text:p>0.023505</text:p>
          </table:table-cell>
          <table:table-cell office:value-type="float" office:value="0.217615" calcext:value-type="float">
            <text:p>0.2176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3309" calcext:value-type="float">
            <text:p>0.013309</text:p>
          </table:table-cell>
          <table:table-cell office:value-type="float" office:value="0.158099" calcext:value-type="float">
            <text:p>0.1580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9326" calcext:value-type="float">
            <text:p>0.029326</text:p>
          </table:table-cell>
          <table:table-cell office:value-type="float" office:value="0.218041" calcext:value-type="float">
            <text:p>0.2180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3309" calcext:value-type="float">
            <text:p>0.033309</text:p>
          </table:table-cell>
          <table:table-cell office:value-type="float" office:value="0.217237" calcext:value-type="float">
            <text:p>0.2172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6801" calcext:value-type="float">
            <text:p>0.036801</text:p>
          </table:table-cell>
          <table:table-cell office:value-type="float" office:value="0.207478" calcext:value-type="float">
            <text:p>0.2074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634" calcext:value-type="float">
            <text:p>0.04634</text:p>
          </table:table-cell>
          <table:table-cell office:value-type="float" office:value="0.189522" calcext:value-type="float">
            <text:p>0.1895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219309" calcext:value-type="float">
            <text:p>0.2193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6543" calcext:value-type="float">
            <text:p>0.056543</text:p>
          </table:table-cell>
          <table:table-cell office:value-type="float" office:value="0.209131" calcext:value-type="float">
            <text:p>0.2091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9401" calcext:value-type="float">
            <text:p>0.039401</text:p>
          </table:table-cell>
          <table:table-cell office:value-type="float" office:value="0.159859" calcext:value-type="float">
            <text:p>0.1598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5681" calcext:value-type="float">
            <text:p>0.065681</text:p>
          </table:table-cell>
          <table:table-cell office:value-type="float" office:value="0.191692" calcext:value-type="float">
            <text:p>0.191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8643" calcext:value-type="float">
            <text:p>0.068643</text:p>
          </table:table-cell>
          <table:table-cell office:value-type="float" office:value="0.197924" calcext:value-type="float">
            <text:p>0.1979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4837" calcext:value-type="float">
            <text:p>0.074837</text:p>
          </table:table-cell>
          <table:table-cell office:value-type="float" office:value="0.188507" calcext:value-type="float">
            <text:p>0.1885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6415" calcext:value-type="float">
            <text:p>0.056415</text:p>
          </table:table-cell>
          <table:table-cell office:value-type="float" office:value="0.229021" calcext:value-type="float">
            <text:p>0.2290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473" calcext:value-type="float">
            <text:p>0.070473</text:p>
          </table:table-cell>
          <table:table-cell office:value-type="float" office:value="0.223477" calcext:value-type="float">
            <text:p>0.2234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833" calcext:value-type="float">
            <text:p>0.088833</text:p>
          </table:table-cell>
          <table:table-cell office:value-type="float" office:value="0.195948" calcext:value-type="float">
            <text:p>0.195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4836" calcext:value-type="float">
            <text:p>0.094836</text:p>
          </table:table-cell>
          <table:table-cell office:value-type="float" office:value="0.203494" calcext:value-type="float">
            <text:p>0.2034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7176" calcext:value-type="float">
            <text:p>0.107176</text:p>
          </table:table-cell>
          <table:table-cell office:value-type="float" office:value="0.198016" calcext:value-type="float">
            <text:p>0.198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7906" calcext:value-type="float">
            <text:p>0.117906</text:p>
          </table:table-cell>
          <table:table-cell office:value-type="float" office:value="0.194382" calcext:value-type="float">
            <text:p>0.1943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6873" calcext:value-type="float">
            <text:p>0.126873</text:p>
          </table:table-cell>
          <table:table-cell office:value-type="float" office:value="0.194192" calcext:value-type="float">
            <text:p>0.1941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658" calcext:value-type="float">
            <text:p>0.13658</text:p>
          </table:table-cell>
          <table:table-cell office:value-type="float" office:value="0.193715" calcext:value-type="float">
            <text:p>0.1937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4825" calcext:value-type="float">
            <text:p>0.144825</text:p>
          </table:table-cell>
          <table:table-cell office:value-type="float" office:value="0.193704" calcext:value-type="float">
            <text:p>0.193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471" calcext:value-type="float">
            <text:p>0.15471</text:p>
          </table:table-cell>
          <table:table-cell office:value-type="float" office:value="0.195356" calcext:value-type="float">
            <text:p>0.1953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47115" calcext:value-type="float">
            <text:p>0.147115</text:p>
          </table:table-cell>
          <table:table-cell office:value-type="float" office:value="0.176709" calcext:value-type="float">
            <text:p>0.1767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0172" calcext:value-type="float">
            <text:p>0.200172</text:p>
          </table:table-cell>
          <table:table-cell office:value-type="float" office:value="0.197306" calcext:value-type="float">
            <text:p>0.1973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981" calcext:value-type="float">
            <text:p>0.18981</text:p>
          </table:table-cell>
          <table:table-cell office:value-type="float" office:value="0.195091" calcext:value-type="float">
            <text:p>0.195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205787" calcext:value-type="float">
            <text:p>0.2057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15284" calcext:value-type="float">
            <text:p>0.215284</text:p>
          </table:table-cell>
          <table:table-cell office:value-type="float" office:value="0.201851" calcext:value-type="float">
            <text:p>0.201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11537" calcext:value-type="float">
            <text:p>0.211537</text:p>
          </table:table-cell>
          <table:table-cell office:value-type="float" office:value="0.169716" calcext:value-type="float">
            <text:p>0.1697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25794" calcext:value-type="float">
            <text:p>0.225794</text:p>
          </table:table-cell>
          <table:table-cell office:value-type="float" office:value="0.181602" calcext:value-type="float">
            <text:p>0.1816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6639" calcext:value-type="float">
            <text:p>0.276639</text:p>
          </table:table-cell>
          <table:table-cell office:value-type="float" office:value="0.176543" calcext:value-type="float">
            <text:p>0.1765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68926" calcext:value-type="float">
            <text:p>0.368926</text:p>
          </table:table-cell>
          <table:table-cell office:value-type="float" office:value="0.217792" calcext:value-type="float">
            <text:p>0.2177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74436" calcext:value-type="float">
            <text:p>0.274436</text:p>
          </table:table-cell>
          <table:table-cell office:value-type="float" office:value="0.175766" calcext:value-type="float">
            <text:p>0.1757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05401" calcext:value-type="float">
            <text:p>0.305401</text:p>
          </table:table-cell>
          <table:table-cell office:value-type="float" office:value="0.204218" calcext:value-type="float">
            <text:p>0.2042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2232" calcext:value-type="float">
            <text:p>0.352232</text:p>
          </table:table-cell>
          <table:table-cell office:value-type="float" office:value="0.197579" calcext:value-type="float">
            <text:p>0.1975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3147" calcext:value-type="float">
            <text:p>0.343147</text:p>
          </table:table-cell>
          <table:table-cell office:value-type="float" office:value="0.210099" calcext:value-type="float">
            <text:p>0.2100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61967" calcext:value-type="float">
            <text:p>0.361967</text:p>
          </table:table-cell>
          <table:table-cell office:value-type="float" office:value="0.203966" calcext:value-type="float">
            <text:p>0.2039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81388" calcext:value-type="float">
            <text:p>0.381388</text:p>
          </table:table-cell>
          <table:table-cell office:value-type="float" office:value="0.210046" calcext:value-type="float">
            <text:p>0.2100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03417" calcext:value-type="float">
            <text:p>0.403417</text:p>
          </table:table-cell>
          <table:table-cell office:value-type="float" office:value="0.200415" calcext:value-type="float">
            <text:p>0.2004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213638" calcext:value-type="float">
            <text:p>0.2136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7431" calcext:value-type="float">
            <text:p>0.447431</text:p>
          </table:table-cell>
          <table:table-cell office:value-type="float" office:value="0.206943" calcext:value-type="float">
            <text:p>0.2069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8159" calcext:value-type="float">
            <text:p>0.468159</text:p>
          </table:table-cell>
          <table:table-cell office:value-type="float" office:value="0.208059" calcext:value-type="float">
            <text:p>0.2080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488" calcext:value-type="float">
            <text:p>0.52488</text:p>
          </table:table-cell>
          <table:table-cell office:value-type="float" office:value="0.200563" calcext:value-type="float">
            <text:p>0.2005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7883" calcext:value-type="float">
            <text:p>0.517883</text:p>
          </table:table-cell>
          <table:table-cell office:value-type="float" office:value="0.209139" calcext:value-type="float">
            <text:p>0.2091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44337" calcext:value-type="float">
            <text:p>0.544337</text:p>
          </table:table-cell>
          <table:table-cell office:value-type="float" office:value="0.206409" calcext:value-type="float">
            <text:p>0.2064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9253" calcext:value-type="float">
            <text:p>0.569253</text:p>
          </table:table-cell>
          <table:table-cell office:value-type="float" office:value="0.208829" calcext:value-type="float">
            <text:p>0.2088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03793" calcext:value-type="float">
            <text:p>0.603793</text:p>
          </table:table-cell>
          <table:table-cell office:value-type="float" office:value="0.211217" calcext:value-type="float">
            <text:p>0.2112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8385" calcext:value-type="float">
            <text:p>0.68385</text:p>
          </table:table-cell>
          <table:table-cell office:value-type="float" office:value="0.348772" calcext:value-type="float">
            <text:p>0.3487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3045" calcext:value-type="float">
            <text:p>0.73045</text:p>
          </table:table-cell>
          <table:table-cell office:value-type="float" office:value="0.307645" calcext:value-type="float">
            <text:p>0.3076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20436" calcext:value-type="float">
            <text:p>0.820436</text:p>
          </table:table-cell>
          <table:table-cell office:value-type="float" office:value="0.252963" calcext:value-type="float">
            <text:p>0.252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14628" calcext:value-type="float">
            <text:p>0.714628</text:p>
          </table:table-cell>
          <table:table-cell office:value-type="float" office:value="0.250886" calcext:value-type="float">
            <text:p>0.2508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91597" calcext:value-type="float">
            <text:p>0.791597</text:p>
          </table:table-cell>
          <table:table-cell office:value-type="float" office:value="0.251851" calcext:value-type="float">
            <text:p>0.2518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82045" calcext:value-type="float">
            <text:p>0.782045</text:p>
          </table:table-cell>
          <table:table-cell office:value-type="float" office:value="0.269106" calcext:value-type="float">
            <text:p>0.2691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5235" calcext:value-type="float">
            <text:p>0.815235</text:p>
          </table:table-cell>
          <table:table-cell office:value-type="float" office:value="0.264667" calcext:value-type="float">
            <text:p>0.26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87985" calcext:value-type="float">
            <text:p>0.887985</text:p>
          </table:table-cell>
          <table:table-cell office:value-type="float" office:value="0.220651" calcext:value-type="float">
            <text:p>0.2206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5996" calcext:value-type="float">
            <text:p>0.885996</text:p>
          </table:table-cell>
          <table:table-cell office:value-type="float" office:value="0.221663" calcext:value-type="float">
            <text:p>0.2216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3279" calcext:value-type="float">
            <text:p>0.923279</text:p>
          </table:table-cell>
          <table:table-cell office:value-type="float" office:value="0.22169" calcext:value-type="float">
            <text:p>0.221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0502" calcext:value-type="float">
            <text:p>1.00502</text:p>
          </table:table-cell>
          <table:table-cell office:value-type="float" office:value="0.2244" calcext:value-type="float">
            <text:p>0.22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01971" calcext:value-type="float">
            <text:p>1.001971</text:p>
          </table:table-cell>
          <table:table-cell office:value-type="float" office:value="0.225586" calcext:value-type="float">
            <text:p>0.2255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67278" calcext:value-type="float">
            <text:p>1.067278</text:p>
          </table:table-cell>
          <table:table-cell office:value-type="float" office:value="0.773125" calcext:value-type="float">
            <text:p>0.7731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93636" calcext:value-type="float">
            <text:p>1.293636</text:p>
          </table:table-cell>
          <table:table-cell office:value-type="float" office:value="0.287522" calcext:value-type="float">
            <text:p>0.2875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11699" calcext:value-type="float">
            <text:p>1.111699</text:p>
          </table:table-cell>
          <table:table-cell office:value-type="float" office:value="0.237664" calcext:value-type="float">
            <text:p>0.2376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08963" calcext:value-type="float">
            <text:p>1.208963</text:p>
          </table:table-cell>
          <table:table-cell office:value-type="float" office:value="0.222038" calcext:value-type="float">
            <text:p>0.2220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11715" calcext:value-type="float">
            <text:p>1.211715</text:p>
          </table:table-cell>
          <table:table-cell office:value-type="float" office:value="0.248669" calcext:value-type="float">
            <text:p>0.2486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86596" calcext:value-type="float">
            <text:p>1.286596</text:p>
          </table:table-cell>
          <table:table-cell office:value-type="float" office:value="0.227485" calcext:value-type="float">
            <text:p>0.227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05374" calcext:value-type="float">
            <text:p>1.305374</text:p>
          </table:table-cell>
          <table:table-cell office:value-type="float" office:value="0.2292" calcext:value-type="float">
            <text:p>0.22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05731" calcext:value-type="float">
            <text:p>1.405731</text:p>
          </table:table-cell>
          <table:table-cell office:value-type="float" office:value="0.279018" calcext:value-type="float">
            <text:p>0.279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04292" calcext:value-type="float">
            <text:p>1.404292</text:p>
          </table:table-cell>
          <table:table-cell office:value-type="float" office:value="0.232942" calcext:value-type="float">
            <text:p>0.2329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67481" calcext:value-type="float">
            <text:p>1.467481</text:p>
          </table:table-cell>
          <table:table-cell office:value-type="float" office:value="0.284014" calcext:value-type="float">
            <text:p>0.2840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5054" calcext:value-type="float">
            <text:p>1.5054</text:p>
          </table:table-cell>
          <table:table-cell office:value-type="float" office:value="0.232294" calcext:value-type="float">
            <text:p>0.2322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98091" calcext:value-type="float">
            <text:p>1.598091</text:p>
          </table:table-cell>
          <table:table-cell office:value-type="float" office:value="0.232259" calcext:value-type="float">
            <text:p>0.2322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612008" calcext:value-type="float">
            <text:p>1.612008</text:p>
          </table:table-cell>
          <table:table-cell office:value-type="float" office:value="0.233409" calcext:value-type="float">
            <text:p>0.2334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690293" calcext:value-type="float">
            <text:p>1.690293</text:p>
          </table:table-cell>
          <table:table-cell office:value-type="float" office:value="0.233678" calcext:value-type="float">
            <text:p>0.2336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951215" calcext:value-type="float">
            <text:p>1.951215</text:p>
          </table:table-cell>
          <table:table-cell office:value-type="float" office:value="0.272252" calcext:value-type="float">
            <text:p>0.2722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84096" calcext:value-type="float">
            <text:p>1.784096</text:p>
          </table:table-cell>
          <table:table-cell office:value-type="float" office:value="0.235895" calcext:value-type="float">
            <text:p>0.2358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57835" calcext:value-type="float">
            <text:p>1.857835</text:p>
          </table:table-cell>
          <table:table-cell office:value-type="float" office:value="0.258581" calcext:value-type="float">
            <text:p>0.2585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902273" calcext:value-type="float">
            <text:p>1.902273</text:p>
          </table:table-cell>
          <table:table-cell office:value-type="float" office:value="0.242016" calcext:value-type="float">
            <text:p>0.242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993755" calcext:value-type="float">
            <text:p>1.993755</text:p>
          </table:table-cell>
          <table:table-cell office:value-type="float" office:value="0.252263" calcext:value-type="float">
            <text:p>0.2522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158262" calcext:value-type="float">
            <text:p>2.158262</text:p>
          </table:table-cell>
          <table:table-cell office:value-type="float" office:value="0.243946" calcext:value-type="float">
            <text:p>0.2439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092302" calcext:value-type="float">
            <text:p>2.092302</text:p>
          </table:table-cell>
          <table:table-cell office:value-type="float" office:value="0.255101" calcext:value-type="float">
            <text:p>0.255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434817" calcext:value-type="float">
            <text:p>2.434817</text:p>
          </table:table-cell>
          <table:table-cell office:value-type="float" office:value="0.299395" calcext:value-type="float">
            <text:p>0.2993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262341" calcext:value-type="float">
            <text:p>2.262341</text:p>
          </table:table-cell>
          <table:table-cell office:value-type="float" office:value="0.240762" calcext:value-type="float">
            <text:p>0.2407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368947" calcext:value-type="float">
            <text:p>2.368947</text:p>
          </table:table-cell>
          <table:table-cell office:value-type="float" office:value="0.257192" calcext:value-type="float">
            <text:p>0.2571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364664" calcext:value-type="float">
            <text:p>2.364664</text:p>
          </table:table-cell>
          <table:table-cell office:value-type="float" office:value="0.25865" calcext:value-type="float">
            <text:p>0.258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477656" calcext:value-type="float">
            <text:p>2.477656</text:p>
          </table:table-cell>
          <table:table-cell office:value-type="float" office:value="0.250058" calcext:value-type="float">
            <text:p>0.2500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73839" calcext:value-type="float">
            <text:p>2.873839</text:p>
          </table:table-cell>
          <table:table-cell office:value-type="float" office:value="0.431801" calcext:value-type="float">
            <text:p>0.431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2:01:43.996237175</dc:date>
    <meta:editing-duration>PT4M14S</meta:editing-duration>
    <meta:editing-cycles>1</meta:editing-cycles>
    <meta:document-statistic meta:table-count="1" meta:cell-count="30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62cm" svg:height="16.337cm" xlink:href=".." xlink:type="simple" chart:class="chart:scatter" chart:style-name="ch1">
        <chart:title svg:x="7.743cm" svg:y="0.462cm" chart:style-name="ch2">
          <text:p>Speed Comparison of Parallel and Serial Implementations </text:p>
        </chart:title>
        <chart:subtitle svg:x="11.526cm" svg:y="1.567cm" chart:style-name="ch3">
          <text:p>for matrix multiplication</text:p>
        </chart:subtitle>
        <chart:legend chart:legend-position="end" svg:x="23.595cm" svg:y="7.62cm" style:legend-expansion="high" chart:style-name="ch4"/>
        <chart:plot-area chart:style-name="ch5" table:cell-range-address="q1_2.A1:q1_2.C101" chart:data-source-has-labels="row" svg:x="1.554cm" svg:y="2.576cm" svg:width="21.498cm" svg:height="12.454cm">
          <chartooo:coordinate-region svg:x="2.281cm" svg:y="2.776cm" svg:width="20.491cm" svg:height="11.607cm"/>
          <chart:axis chart:dimension="x" chart:name="primary-x" chart:style-name="ch6">
            <chart:title svg:x="10.499cm" svg:y="15.356cm" chart:style-name="ch7">
              <text:p>N (size of square matrix)</text:p>
            </chart:title>
          </chart:axis>
          <chart:axis chart:dimension="y" chart:name="primary-y" chart:style-name="ch6">
            <chart:title svg:x="0.451cm" svg:y="9.76cm" chart:style-name="ch8">
              <text:p>milliseconds</text:p>
            </chart:title>
            <chart:grid chart:style-name="ch9" chart:class="major"/>
          </chart:axis>
          <chart:series chart:style-name="ch10" chart:values-cell-range-address="q1_2.B2:q1_2.B101" chart:label-cell-address="q1_2.B1:q1_2.B1" chart:class="chart:scatter">
            <chart:domain table:cell-range-address="q1_2.A2:q1_2.A101"/>
            <chart:data-point chart:repeated="100"/>
          </chart:series>
          <chart:series chart:style-name="ch11" chart:values-cell-range-address="q1_2.C2:q1_2.C101" chart:label-cell-address="q1_2.C1:q1_2.C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ial Speed</text:p>
                <draw:g>
                  <svg:desc>q1_2.B1:q1_2.B1</svg:desc>
                </draw:g>
              </table:table-cell>
              <table:table-cell office:value-type="string">
                <text:p>Parallel Speed</text:p>
                <draw:g>
                  <svg:desc>q1_2.C1:q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1_2.A2:q1_2.A101</svg:desc>
                </draw:g>
              </table:table-cell>
              <table:table-cell office:value-type="float" office:value="0.00014">
                <text:p>0.00014</text:p>
                <draw:g>
                  <svg:desc>q1_2.B2:q1_2.B101</svg:desc>
                </draw:g>
              </table:table-cell>
              <table:table-cell office:value-type="float" office:value="0.218344">
                <text:p>0.218344</text:p>
                <draw:g>
                  <svg:desc>q1_2.C2:q1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75">
                <text:p>0.000275</text:p>
              </table:table-cell>
              <table:table-cell office:value-type="float" office:value="0.189707">
                <text:p>0.189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342">
                <text:p>0.000342</text:p>
              </table:table-cell>
              <table:table-cell office:value-type="float" office:value="0.188533">
                <text:p>0.188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405">
                <text:p>0.000405</text:p>
              </table:table-cell>
              <table:table-cell office:value-type="float" office:value="0.189354">
                <text:p>0.189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544">
                <text:p>0.000544</text:p>
              </table:table-cell>
              <table:table-cell office:value-type="float" office:value="0.189667">
                <text:p>0.189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83">
                <text:p>0.00083</text:p>
              </table:table-cell>
              <table:table-cell office:value-type="float" office:value="0.187456">
                <text:p>0.18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128">
                <text:p>0.001128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647">
                <text:p>0.001647</text:p>
              </table:table-cell>
              <table:table-cell office:value-type="float" office:value="0.189246">
                <text:p>0.189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151">
                <text:p>0.002151</text:p>
              </table:table-cell>
              <table:table-cell office:value-type="float" office:value="0.189111">
                <text:p>0.189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916">
                <text:p>0.002916</text:p>
              </table:table-cell>
              <table:table-cell office:value-type="float" office:value="0.192511">
                <text:p>0.192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786">
                <text:p>0.003786</text:p>
              </table:table-cell>
              <table:table-cell office:value-type="float" office:value="0.191564">
                <text:p>0.191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857">
                <text:p>0.004857</text:p>
              </table:table-cell>
              <table:table-cell office:value-type="float" office:value="0.204649">
                <text:p>0.204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5998">
                <text:p>0.005998</text:p>
              </table:table-cell>
              <table:table-cell office:value-type="float" office:value="0.194767">
                <text:p>0.194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7384">
                <text:p>0.007384</text:p>
              </table:table-cell>
              <table:table-cell office:value-type="float" office:value="0.180274">
                <text:p>0.180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8909">
                <text:p>0.008909</text:p>
              </table:table-cell>
              <table:table-cell office:value-type="float" office:value="0.197626">
                <text:p>0.197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505">
                <text:p>0.023505</text:p>
              </table:table-cell>
              <table:table-cell office:value-type="float" office:value="0.217615">
                <text:p>0.217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3309">
                <text:p>0.013309</text:p>
              </table:table-cell>
              <table:table-cell office:value-type="float" office:value="0.158099">
                <text:p>0.158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9326">
                <text:p>0.029326</text:p>
              </table:table-cell>
              <table:table-cell office:value-type="float" office:value="0.218041">
                <text:p>0.218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3309">
                <text:p>0.033309</text:p>
              </table:table-cell>
              <table:table-cell office:value-type="float" office:value="0.217237">
                <text:p>0.217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36801">
                <text:p>0.036801</text:p>
              </table:table-cell>
              <table:table-cell office:value-type="float" office:value="0.207478">
                <text:p>0.207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4634">
                <text:p>0.04634</text:p>
              </table:table-cell>
              <table:table-cell office:value-type="float" office:value="0.189522">
                <text:p>0.189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39191">
                <text:p>0.039191</text:p>
              </table:table-cell>
              <table:table-cell office:value-type="float" office:value="0.219309">
                <text:p>0.219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56543">
                <text:p>0.056543</text:p>
              </table:table-cell>
              <table:table-cell office:value-type="float" office:value="0.209131">
                <text:p>0.209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9401">
                <text:p>0.039401</text:p>
              </table:table-cell>
              <table:table-cell office:value-type="float" office:value="0.159859">
                <text:p>0.159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65681">
                <text:p>0.065681</text:p>
              </table:table-cell>
              <table:table-cell office:value-type="float" office:value="0.191692">
                <text:p>0.191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68643">
                <text:p>0.068643</text:p>
              </table:table-cell>
              <table:table-cell office:value-type="float" office:value="0.197924">
                <text:p>0.197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4837">
                <text:p>0.074837</text:p>
              </table:table-cell>
              <table:table-cell office:value-type="float" office:value="0.188507">
                <text:p>0.188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56415">
                <text:p>0.056415</text:p>
              </table:table-cell>
              <table:table-cell office:value-type="float" office:value="0.229021">
                <text:p>0.229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0473">
                <text:p>0.070473</text:p>
              </table:table-cell>
              <table:table-cell office:value-type="float" office:value="0.223477">
                <text:p>0.223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88833">
                <text:p>0.088833</text:p>
              </table:table-cell>
              <table:table-cell office:value-type="float" office:value="0.195948">
                <text:p>0.195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94836">
                <text:p>0.094836</text:p>
              </table:table-cell>
              <table:table-cell office:value-type="float" office:value="0.203494">
                <text:p>0.203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7176">
                <text:p>0.107176</text:p>
              </table:table-cell>
              <table:table-cell office:value-type="float" office:value="0.198016">
                <text:p>0.198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17906">
                <text:p>0.117906</text:p>
              </table:table-cell>
              <table:table-cell office:value-type="float" office:value="0.194382">
                <text:p>0.19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26873">
                <text:p>0.126873</text:p>
              </table:table-cell>
              <table:table-cell office:value-type="float" office:value="0.194192">
                <text:p>0.194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3658">
                <text:p>0.13658</text:p>
              </table:table-cell>
              <table:table-cell office:value-type="float" office:value="0.193715">
                <text:p>0.193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44825">
                <text:p>0.144825</text:p>
              </table:table-cell>
              <table:table-cell office:value-type="float" office:value="0.193704">
                <text:p>0.193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471">
                <text:p>0.15471</text:p>
              </table:table-cell>
              <table:table-cell office:value-type="float" office:value="0.195356">
                <text:p>0.195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47115">
                <text:p>0.147115</text:p>
              </table:table-cell>
              <table:table-cell office:value-type="float" office:value="0.176709">
                <text:p>0.176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00172">
                <text:p>0.200172</text:p>
              </table:table-cell>
              <table:table-cell office:value-type="float" office:value="0.197306">
                <text:p>0.197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8981">
                <text:p>0.18981</text:p>
              </table:table-cell>
              <table:table-cell office:value-type="float" office:value="0.195091">
                <text:p>0.195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017">
                <text:p>0.2017</text:p>
              </table:table-cell>
              <table:table-cell office:value-type="float" office:value="0.205787">
                <text:p>0.2057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5284">
                <text:p>0.215284</text:p>
              </table:table-cell>
              <table:table-cell office:value-type="float" office:value="0.201851">
                <text:p>0.201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1537">
                <text:p>0.211537</text:p>
              </table:table-cell>
              <table:table-cell office:value-type="float" office:value="0.169716">
                <text:p>0.169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25794">
                <text:p>0.225794</text:p>
              </table:table-cell>
              <table:table-cell office:value-type="float" office:value="0.181602">
                <text:p>0.181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76639">
                <text:p>0.276639</text:p>
              </table:table-cell>
              <table:table-cell office:value-type="float" office:value="0.176543">
                <text:p>0.176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68926">
                <text:p>0.368926</text:p>
              </table:table-cell>
              <table:table-cell office:value-type="float" office:value="0.217792">
                <text:p>0.217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74436">
                <text:p>0.274436</text:p>
              </table:table-cell>
              <table:table-cell office:value-type="float" office:value="0.175766">
                <text:p>0.175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05401">
                <text:p>0.305401</text:p>
              </table:table-cell>
              <table:table-cell office:value-type="float" office:value="0.204218">
                <text:p>0.204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52232">
                <text:p>0.352232</text:p>
              </table:table-cell>
              <table:table-cell office:value-type="float" office:value="0.197579">
                <text:p>0.197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43147">
                <text:p>0.343147</text:p>
              </table:table-cell>
              <table:table-cell office:value-type="float" office:value="0.210099">
                <text:p>0.210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61967">
                <text:p>0.361967</text:p>
              </table:table-cell>
              <table:table-cell office:value-type="float" office:value="0.203966">
                <text:p>0.203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81388">
                <text:p>0.381388</text:p>
              </table:table-cell>
              <table:table-cell office:value-type="float" office:value="0.210046">
                <text:p>0.210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03417">
                <text:p>0.403417</text:p>
              </table:table-cell>
              <table:table-cell office:value-type="float" office:value="0.200415">
                <text:p>0.200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25">
                <text:p>0.425</text:p>
              </table:table-cell>
              <table:table-cell office:value-type="float" office:value="0.213638">
                <text:p>0.213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47431">
                <text:p>0.447431</text:p>
              </table:table-cell>
              <table:table-cell office:value-type="float" office:value="0.206943">
                <text:p>0.206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68159">
                <text:p>0.468159</text:p>
              </table:table-cell>
              <table:table-cell office:value-type="float" office:value="0.208059">
                <text:p>0.208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2488">
                <text:p>0.52488</text:p>
              </table:table-cell>
              <table:table-cell office:value-type="float" office:value="0.200563">
                <text:p>0.200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7883">
                <text:p>0.517883</text:p>
              </table:table-cell>
              <table:table-cell office:value-type="float" office:value="0.209139">
                <text:p>0.209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44337">
                <text:p>0.544337</text:p>
              </table:table-cell>
              <table:table-cell office:value-type="float" office:value="0.206409">
                <text:p>0.206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69253">
                <text:p>0.569253</text:p>
              </table:table-cell>
              <table:table-cell office:value-type="float" office:value="0.208829">
                <text:p>0.208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03793">
                <text:p>0.603793</text:p>
              </table:table-cell>
              <table:table-cell office:value-type="float" office:value="0.211217">
                <text:p>0.211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8385">
                <text:p>0.68385</text:p>
              </table:table-cell>
              <table:table-cell office:value-type="float" office:value="0.348772">
                <text:p>0.348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3045">
                <text:p>0.73045</text:p>
              </table:table-cell>
              <table:table-cell office:value-type="float" office:value="0.307645">
                <text:p>0.307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20436">
                <text:p>0.820436</text:p>
              </table:table-cell>
              <table:table-cell office:value-type="float" office:value="0.252963">
                <text:p>0.2529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4628">
                <text:p>0.714628</text:p>
              </table:table-cell>
              <table:table-cell office:value-type="float" office:value="0.250886">
                <text:p>0.250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91597">
                <text:p>0.791597</text:p>
              </table:table-cell>
              <table:table-cell office:value-type="float" office:value="0.251851">
                <text:p>0.251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82045">
                <text:p>0.782045</text:p>
              </table:table-cell>
              <table:table-cell office:value-type="float" office:value="0.269106">
                <text:p>0.269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15235">
                <text:p>0.815235</text:p>
              </table:table-cell>
              <table:table-cell office:value-type="float" office:value="0.264667">
                <text:p>0.26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87985">
                <text:p>0.887985</text:p>
              </table:table-cell>
              <table:table-cell office:value-type="float" office:value="0.220651">
                <text:p>0.220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85996">
                <text:p>0.885996</text:p>
              </table:table-cell>
              <table:table-cell office:value-type="float" office:value="0.221663">
                <text:p>0.221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23279">
                <text:p>0.923279</text:p>
              </table:table-cell>
              <table:table-cell office:value-type="float" office:value="0.22169">
                <text:p>0.22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0502">
                <text:p>1.00502</text:p>
              </table:table-cell>
              <table:table-cell office:value-type="float" office:value="0.2244">
                <text:p>0.2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01971">
                <text:p>1.001971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067278">
                <text:p>1.067278</text:p>
              </table:table-cell>
              <table:table-cell office:value-type="float" office:value="0.773125">
                <text:p>0.77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93636">
                <text:p>1.293636</text:p>
              </table:table-cell>
              <table:table-cell office:value-type="float" office:value="0.287522">
                <text:p>0.287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111699">
                <text:p>1.111699</text:p>
              </table:table-cell>
              <table:table-cell office:value-type="float" office:value="0.237664">
                <text:p>0.237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208963">
                <text:p>1.208963</text:p>
              </table:table-cell>
              <table:table-cell office:value-type="float" office:value="0.222038">
                <text:p>0.222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211715">
                <text:p>1.211715</text:p>
              </table:table-cell>
              <table:table-cell office:value-type="float" office:value="0.248669">
                <text:p>0.2486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86596">
                <text:p>1.286596</text:p>
              </table:table-cell>
              <table:table-cell office:value-type="float" office:value="0.227485">
                <text:p>0.227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05374">
                <text:p>1.305374</text:p>
              </table:table-cell>
              <table:table-cell office:value-type="float" office:value="0.2292">
                <text:p>0.2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05731">
                <text:p>1.405731</text:p>
              </table:table-cell>
              <table:table-cell office:value-type="float" office:value="0.279018">
                <text:p>0.279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04292">
                <text:p>1.404292</text:p>
              </table:table-cell>
              <table:table-cell office:value-type="float" office:value="0.232942">
                <text:p>0.2329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67481">
                <text:p>1.467481</text:p>
              </table:table-cell>
              <table:table-cell office:value-type="float" office:value="0.284014">
                <text:p>0.2840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5054">
                <text:p>1.5054</text:p>
              </table:table-cell>
              <table:table-cell office:value-type="float" office:value="0.232294">
                <text:p>0.2322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598091">
                <text:p>1.598091</text:p>
              </table:table-cell>
              <table:table-cell office:value-type="float" office:value="0.232259">
                <text:p>0.232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612008">
                <text:p>1.612008</text:p>
              </table:table-cell>
              <table:table-cell office:value-type="float" office:value="0.233409">
                <text:p>0.233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690293">
                <text:p>1.690293</text:p>
              </table:table-cell>
              <table:table-cell office:value-type="float" office:value="0.233678">
                <text:p>0.233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951215">
                <text:p>1.951215</text:p>
              </table:table-cell>
              <table:table-cell office:value-type="float" office:value="0.272252">
                <text:p>0.272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784096">
                <text:p>1.784096</text:p>
              </table:table-cell>
              <table:table-cell office:value-type="float" office:value="0.235895">
                <text:p>0.235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857835">
                <text:p>1.857835</text:p>
              </table:table-cell>
              <table:table-cell office:value-type="float" office:value="0.258581">
                <text:p>0.258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902273">
                <text:p>1.902273</text:p>
              </table:table-cell>
              <table:table-cell office:value-type="float" office:value="0.242016">
                <text:p>0.242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993755">
                <text:p>1.993755</text:p>
              </table:table-cell>
              <table:table-cell office:value-type="float" office:value="0.252263">
                <text:p>0.2522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158262">
                <text:p>2.158262</text:p>
              </table:table-cell>
              <table:table-cell office:value-type="float" office:value="0.243946">
                <text:p>0.2439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092302">
                <text:p>2.092302</text:p>
              </table:table-cell>
              <table:table-cell office:value-type="float" office:value="0.255101">
                <text:p>0.255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34817">
                <text:p>2.434817</text:p>
              </table:table-cell>
              <table:table-cell office:value-type="float" office:value="0.299395">
                <text:p>0.299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262341">
                <text:p>2.262341</text:p>
              </table:table-cell>
              <table:table-cell office:value-type="float" office:value="0.240762">
                <text:p>0.240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368947">
                <text:p>2.368947</text:p>
              </table:table-cell>
              <table:table-cell office:value-type="float" office:value="0.257192">
                <text:p>0.257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364664">
                <text:p>2.364664</text:p>
              </table:table-cell>
              <table:table-cell office:value-type="float" office:value="0.25865">
                <text:p>0.25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477656">
                <text:p>2.477656</text:p>
              </table:table-cell>
              <table:table-cell office:value-type="float" office:value="0.250058">
                <text:p>0.250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873839">
                <text:p>2.873839</text:p>
              </table:table-cell>
              <table:table-cell office:value-type="float" office:value="0.431801">
                <text:p>0.431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